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ing_20_1" style:master-page-name="First_20_Page">
      <style:paragraph-properties style:page-number="auto"/>
    </style:style>
    <style:style style:name="T1" style:family="text">
      <style:text-properties style:font-name="TimesNewRoman" fo:font-size="12pt" style:font-name-asian="TimesNewRoman" style:font-size-asian="12pt" style:font-name-complex="TimesNewRoman" style:font-size-complex="12pt"/>
    </style:style>
    <style:style style:name="T2" style:family="text">
      <style:text-properties style:font-name="Courier" fo:font-size="12pt" style:font-name-asian="Courier" style:font-size-asian="12pt" style:font-name-complex="Courier" style:font-size-complex="12pt"/>
    </style:style>
    <style:style style:name="T3"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tegration With the Enterprise</text:h>
      <text:p text:style-name="Text_20_body"/>
      <text:h text:style-name="Heading_20_2" text:outline-level="2">Directories</text:h>
      <text:p text:style-name="Text_20_body"/>
      <text:h text:style-name="Heading_20_2" text:outline-level="2">Portals</text:h>
      <text:h text:style-name="Heading_20_3" text:outline-level="3">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3" text:outline-level="3">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text:soft-page-break/>framework from reimplementing such features using portal specific mechanisms. As our intent is to have an easily deployable portlet it does prevent us from distributing bedework with those features already in place.</text:p>
      <text:h text:style-name="Heading_20_4" text:outline-level="4">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4" text:outline-level="4">Popups</text:h>
      <text:p text:style-name="Text_20_body">The possible solutions to popups are related to that for binary downloads. The portlet specification states (PLT.15.4) that “<text:span text:style-name="T1">data stored in the </text:span><text:span text:style-name="T2">HttpSession </text:span><text:span text:style-name="T1">by </text:span><text:span text:style-name="T3">servlets or JSPs is accessible to portlets”. It appears it should be possible to share the current portlet session with the servlet and there is some suggestion that the current tomcat distibution allows this. </text:span></text:p>
      <text:h text:style-name="Heading_20_3" text:outline-level="3">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2" text:outline-level="2">Email</text:h>
      <text:p text:style-name="Text_20_body"/>
      <text:h text:style-name="Heading_20_2" text:outline-level="2">Other calendar system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4T13:49:44.77">Dec 14, 2009</text:date> <text:tab/><text:tab/>p.<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4</meta:editing-cycles>
    <meta:editing-duration>PT00H05M00S</meta:editing-duration>
    <dc:title>BedeworkTemplate</dc:title>
    <meta:initial-creator>Arlen Johnson</meta:initial-creator>
    <dc:date>2009-12-14T13:49:44.70</dc:date>
    <dc:creator>Arlen Johnson</dc:creator>
    <meta:document-statistic meta:table-count="0" meta:image-count="0" meta:object-count="0" meta:page-count="2" meta:paragraph-count="24" meta:word-count="598" meta:character-count="3607"/>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